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officeooo:paragraph-rsid="00185f00"/>
    </style:style>
    <style:style style:name="P3" style:family="paragraph" style:parent-style-name="Standard">
      <style:text-properties style:font-name="Arial" officeooo:rsid="00197ae5" officeooo:paragraph-rsid="00197ae5"/>
    </style:style>
    <style:style style:name="P4" style:family="paragraph" style:parent-style-name="Standard">
      <style:text-properties style:font-name="Arial" officeooo:rsid="00197ae5" officeooo:paragraph-rsid="001bd673"/>
    </style:style>
    <style:style style:name="P5" style:family="paragraph" style:parent-style-name="Standard">
      <style:text-properties style:font-name="Arial" officeooo:rsid="001a38dd" officeooo:paragraph-rsid="001a38dd"/>
    </style:style>
    <style:style style:name="P6" style:family="paragraph" style:parent-style-name="Standard">
      <style:text-properties style:font-name="Arial" officeooo:rsid="001bd673" officeooo:paragraph-rsid="001bd673"/>
    </style:style>
    <style:style style:name="P7" style:family="paragraph" style:parent-style-name="Standard">
      <style:text-properties style:font-name="Arial" officeooo:rsid="001d1f66" officeooo:paragraph-rsid="001d1f66"/>
    </style:style>
    <style:style style:name="P8" style:family="paragraph" style:parent-style-name="Standard">
      <style:text-properties style:font-name="Arial" officeooo:rsid="001d8b83" officeooo:paragraph-rsid="001d8b83"/>
    </style:style>
    <style:style style:name="P9" style:family="paragraph" style:parent-style-name="Standard">
      <style:text-properties style:font-name="Arial" officeooo:rsid="001d8b83" officeooo:paragraph-rsid="001fc22c"/>
    </style:style>
    <style:style style:name="P10" style:family="paragraph" style:parent-style-name="Standard">
      <style:text-properties style:font-name="Arial" officeooo:rsid="001e6bbb" officeooo:paragraph-rsid="001e6bbb"/>
    </style:style>
    <style:style style:name="P11" style:family="paragraph" style:parent-style-name="Standard">
      <style:text-properties style:font-name="Arial" officeooo:paragraph-rsid="001e6bbb"/>
    </style:style>
    <style:style style:name="P12" style:family="paragraph" style:parent-style-name="Standard">
      <style:text-properties style:font-name="Arial" officeooo:rsid="001fc22c" officeooo:paragraph-rsid="001fc22c"/>
    </style:style>
    <style:style style:name="P13" style:family="paragraph" style:parent-style-name="Standard">
      <style:text-properties style:font-name="Arial" officeooo:rsid="002109e2" officeooo:paragraph-rsid="002109e2"/>
    </style:style>
    <style:style style:name="P14" style:family="paragraph" style:parent-style-name="Standard">
      <style:text-properties style:font-name="Arial" style:text-underline-style="solid" style:text-underline-width="auto" style:text-underline-color="font-color" fo:font-weight="bold" officeooo:rsid="002109e2" officeooo:paragraph-rsid="002109e2" style:font-weight-asian="bold" style:font-weight-complex="bold"/>
    </style:style>
    <style:style style:name="P15" style:family="paragraph" style:parent-style-name="Standard">
      <style:text-properties style:font-name="Arial" style:text-underline-style="solid" style:text-underline-width="auto" style:text-underline-color="font-color" fo:font-weight="bold" officeooo:rsid="00220d19" officeooo:paragraph-rsid="00220d19" style:font-weight-asian="bold" style:font-weight-complex="bold"/>
    </style:style>
    <style:style style:name="P16" style:family="paragraph" style:parent-style-name="Standard">
      <style:paragraph-properties fo:text-align="center" style:justify-single-word="false"/>
      <style:text-properties style:font-name="Arial" fo:font-size="15pt" fo:font-weight="bold" officeooo:rsid="00185f00" officeooo:paragraph-rsid="00185f00" style:font-size-asian="15pt" style:font-weight-asian="bold" style:font-size-complex="15pt" style:font-weight-complex="bold"/>
    </style:style>
    <style:style style:name="P17" style:family="paragraph" style:parent-style-name="Standard">
      <style:text-properties style:font-name="Arial" officeooo:rsid="0022dedb" officeooo:paragraph-rsid="0022dedb"/>
    </style:style>
    <style:style style:name="T1" style:family="text">
      <style:text-properties officeooo:rsid="00185f00"/>
    </style:style>
    <style:style style:name="T2" style:family="text">
      <style:text-properties officeooo:rsid="001a38dd"/>
    </style:style>
    <style:style style:name="T3" style:family="text">
      <style:text-properties officeooo:rsid="001bd673"/>
    </style:style>
    <style:style style:name="T4" style:family="text">
      <style:text-properties officeooo:rsid="001d1f66"/>
    </style:style>
    <style:style style:name="T5" style:family="text">
      <style:text-properties officeooo:rsid="001d8b83"/>
    </style:style>
    <style:style style:name="T6" style:family="text">
      <style:text-properties officeooo:rsid="001e6bbb"/>
    </style:style>
    <style:style style:name="T7" style:family="text">
      <style:text-properties officeooo:rsid="001fc22c"/>
    </style:style>
    <style:style style:name="T8" style:family="text">
      <style:text-properties officeooo:rsid="002109e2"/>
    </style:style>
    <style:style style:name="T9" style:family="text">
      <style:text-properties officeooo:rsid="00220d19"/>
    </style:style>
    <style:style style:name="T10" style:family="text">
      <style:text-properties officeooo:rsid="0025bdc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Rapport d’analyse</text:p>
      <text:p text:style-name="P1"/>
      <text:p text:style-name="P1"/>
      <text:p text:style-name="P1"/>
      <text:p text:style-name="P14">Implémentation du jeu :</text:p>
      <text:p text:style-name="P1"/>
      <text:p text:style-name="P1"/>
      <text:p text:style-name="P2"><text:tab/><text:span text:style-name="T1">Pour réaliser ce jeu, nous avons choisi </text:span><text:span text:style-name="T9">de nous répartir</text:span><text:span text:style-name="T6"> </text:span><text:span text:style-name="T1">chacun de</text:span><text:span text:style-name="T6">s</text:span><text:span text:style-name="T1"> aspects </text:span><text:span text:style-name="T6">suivants </text:span><text:span text:style-name="T1"> :</text:span></text:p>
      <text:p text:style-name="P2"><text:span text:style-name="T1">- le système de combat </text:span><text:span text:style-name="T6">(player_turn.py et code_combat.py)</text:span></text:p>
      <text:p text:style-name="P2"><text:span text:style-name="T1">- la carte et le dresseur </text:span><text:span text:style-name="T6">(ClassesMapDresseur.py)</text:span></text:p>
      <text:p text:style-name="P2"><text:span text:style-name="T1">- les pokémons </text:span><text:span text:style-name="T6">(Pokemon.py)</text:span></text:p>
      <text:p text:style-name="P10">(- le menu (Menu.py))</text:p>
      <text:p text:style-name="P10"/>
      <text:p text:style-name="P11"><text:span text:style-name="T6">Ces parties sont toutes connectées dans le fichier main.py qui permet de lancer le jeu.</text:span></text:p>
      <text:p text:style-name="P11"><text:span text:style-name="T1"><text:s/></text:span></text:p>
      <text:p text:style-name="P3">Nous avons choisi de faire en sorte que le dresseur commence avec l’un des pokémons de départ du jeu initial (Bulbasaur, Squirtle ou Charmander), choisi aléatoirement au début de chaque nouvelle parti<text:span text:style-name="T3">e. Cette fonctionnalité est définie directement dans la classe Dresseur.</text:span></text:p>
      <text:p text:style-name="P3"/>
      <text:p text:style-name="P4"><text:span text:style-name="T3">Le joueur</text:span> peut alors se déplacer sur une carte sur laquelle se trouvent les 151 pokémons du jeu (y compris celui avec lequel le joueur <text:span text:style-name="T2">commence</text:span>). </text:p>
      <text:p text:style-name="P4"/>
      <text:p text:style-name="P4">Au début, les pokémons sont invisibles. Ils apparaissent lorsque le joueur s’approche d’eux. <text:span text:style-name="T3">L</text:span><text:span text:style-name="T2">a méthode distance</text:span><text:span text:style-name="T3">()</text:span><text:span text:style-name="T2"> de la classe Map permet de contrôler leur apparition en fixant un seuil, ici appelé MIN_DISTANCE dans le </text:span><text:span text:style-name="T4">fichier </text:span><text:span text:style-name="T2">main.</text:span><text:span text:style-name="T4">py</text:span><text:span text:style-name="T2">.</text:span></text:p>
      <text:p text:style-name="P5">Pour déclencher un combat, il faut que la distance entre le pokémon et le joueur soit inférieure à un nouveau seuil défini dans le main également. Un bouton « fight » apparaît alors, et il suffit au joueur de cliquer dessus pour affronter le pokémon sauvage.</text:p>
      <text:p text:style-name="P5"/>
      <text:p text:style-name="P5">Avant que la fenêtre de combat ne s’ouvre, la console demande au joueur de choisir l’un de ses pokémons parmi ceux qu’il possède déjà.</text:p>
      <text:p text:style-name="P5">(La liste de ses pokémons s’affiche à chaque fois pour aider le joueur à se rappeler de ceux qu’il a attrapés <text:span text:style-name="T3">précédemment).</text:span></text:p>
      <text:p text:style-name="P5"/>
      <text:p text:style-name="P6">Puis, le pokémon sélectionné apparaît à l’écran et fait face au pokémon sauvage. Trois choix sont proposés au joueur : la fuite, l’attaque spéciale et l’attaque neutre.</text:p>
      <text:p text:style-name="P6">Chacun de ces choix est modélisé par un bouton, initialisé dans le fichier player_turn.py.</text:p>
      <text:p text:style-name="P6"/>
      <text:p text:style-name="P6">Selon le bouton choisi par le joueur, une ou plusieurs fonctions sont appelées à l’aide de la méthode ButtonResponse<text:span text:style-name="T4">()</text:span> de la classe Ui_Dialog_player_turn <text:span text:style-name="T4">qui gère l’interface graphique du combat.</text:span></text:p>
      <text:p text:style-name="P7">Si le joueur fuit, la méthode fuite() de la classe Ui_Dialog_player_turn est appelée et a pour effet de fermer la fenêtre après et d’afficher un message confirmant la fuite dans la console. </text:p>
      <text:p text:style-name="P7"/>
      <text:p text:style-name="P7">S’il choisit d’attaquer avec une attaque neutre ou spéciale, ce sont respectivement les fonctions attaque_neutre() et attaque_speciale() de la classe Combat qui sont appelées.</text:p>
      <text:p text:style-name="P7">Elle permettent de calculer les dégâts infligés à l’adversaire selon les statistiques de combat de chacun des pokémons, et d’afficher dans la console le détail de l’action réalisée par le pokémon.</text:p>
      <text:p text:style-name="P7"><text:soft-page-break/>La différence entre les deux type d’attaque se situe au niveau de la prise en compte du ou des types de chacun des pokémons ou non. La méthode calcul_degats() est appelée dans les deux cas, mais les dégâts sont multipliés par un coefficient d’efficacité déterminé dans la fonction coefficient_attaque() dans le cas d’une attaque spéciale. Selon les cas, cela peut aller jusqu’à quadrupler la quantité de dégâts infligés, mais <text:span text:style-name="T5">aussi les annuler complètement.</text:span></text:p>
      <text:p text:style-name="P7"/>
      <text:p text:style-name="P8">Puis, la méthode <text:span text:style-name="T4">attaque_neutre() </text:span>(ou<text:span text:style-name="T4"> attaque_speciale()</text:span>) de la classe <text:s/><text:span text:style-name="T4">Ui_Dialog_player_turn </text:span>est appelée pour mettre à jour l’interface (on met à jour les PV de l’adversaire pour tenir compte de l’attaque du joueur).</text:p>
      <text:p text:style-name="P8"/>
      <text:p text:style-name="P8"><text:span text:style-name="T6">C</text:span>’est <text:span text:style-name="T6">ensuite</text:span> le tour du pokémon sauvage d’attaquer. <text:span text:style-name="T8">On commence par cacher les boutons qui permettent au joueur d’effectuer une action pour éviter les problèmes de conflits (si le joueur appuie en même temps que l’ennemi joue cela peut créer des erreurs). Après</text:span> cela, on calcule comme pour le joueur les dégâts infligés par son attaque dans la méthode action_pokemon_sauvage() de la classe Combat.</text:p>
      <text:p text:style-name="P8"/>
      <text:p text:style-name="P9">La fonction tour_ennemi() est alors appelé<text:span text:style-name="T6">e. Elle permet de tester si le joueur a gagné avant l’attaque de l’ennemi ou non. </text:span></text:p>
      <text:p text:style-name="P9"><text:span text:style-name="T6">Si c’est le cas, un message de victoire s’affiche et la fenêtre se ferme. Puis, si le dresseur n’avait pas déjà ce pokémon il s’ajoute à sa liste. Enfin le joueur retourne sur la fenêtre de la carte et </text:span><text:span text:style-name="T7">peut à nouveau se déplacer et lancer d’autres combats, sauf s’il a capturé les 151 pokémons (si c’est le cas, le jeu est terminé et se ferme). Le pokémon vaincu et / ou attrapé devient alors transparent sur la carte.</text:span></text:p>
      <text:p text:style-name="P12">Sinon, la fenêtre de combat se met à jour, et on regarde si le nombre de PV du pokémon du joueur est égal à zéro ou non. Si c’est le cas, un message de défaite s’affiche et la fenêtre se ferme : le joueur retourne sur la carte.</text:p>
      <text:p text:style-name="P12"/>
      <text:p text:style-name="P13">Si le tour de l’ennemi se termine sans que le joueur ne soit vaincu, c’est à nouveau le tour du joueur d’attaquer et ainsi de suite.</text:p>
      <text:p text:style-name="P8"/>
      <text:p text:style-name="P8"/>
      <text:p text:style-name="P14">Librairies utilisées <text:span text:style-name="T10">pour l’interface graphique</text:span> :</text:p>
      <text:p text:style-name="P8"/>
      <text:p text:style-name="P12">Nous avons choisi d’utiliser la librairie Pygame pour ajouter de la musique au jeu, et pour implémenter l’interface graphique de la carte, car elle permettait de lier facilement les déplacements du dresseur au clavier.</text:p>
      <text:p text:style-name="P12">Pour l’interface graphique du menu, la librairie PyQt5 était très adaptée puisqu’il ne s’agit que de cliquer sur un bouton (qui permet soit de quitter le jeu, ce qui ferme la fenêtre, soit au contraire de le lancer, ce qui ferme le menu et ouvre la carte du jeu).</text:p>
      <text:p text:style-name="P12">Pour la fenêtre de combat, PyQt5 convenait également très bien pour gérer les différents boutons apparaissant à l’écran et <text:span text:style-name="T8">pour mettre à jour les PV de chacun des pokémons alternativement.</text:span></text:p>
      <text:p text:style-name="P12"/>
      <text:p text:style-name="P12"/>
      <text:p text:style-name="P15">Problèmes rencontrés lors de l’implémentation :</text:p>
      <text:p text:style-name="P12"/>
      <text:p text:style-name="P13">Nous avons décidé de faire un menu à notre jeu pour le rendre plus complet, mais sa présence rend le jeu « injouable ». En effet, une fois sur le menu, cliq<text:span text:style-name="T9">u</text:span>er sur « Nouvelle partie » permet d’accéder à la carte, mais une fois que le joueur essaie de lancer un combat, le jeu se fige et même si la fonction se lance bien (car la musique du combat remplace celle de la carte) il est impossible d’aller plus loin.</text:p>
      <text:p text:style-name="P13"><text:soft-page-break/></text:p>
      <text:p text:style-name="P13">Sans menu, le joueur peut effectuer un combat. Par contre, même si passer de la fenêtre de la carte à celle du combat ne pose aucun problème, l’inverse fait planter le jeu.</text:p>
      <text:p text:style-name="P13">Après un combat, la fenêtre de la carte ne répond plus et il faut fermer le jeu manuellement.</text:p>
      <text:p text:style-name="P13"/>
      <text:p text:style-name="P13">Ce<text:span text:style-name="T9">s</text:span> problème<text:span text:style-name="T9">s</text:span> <text:span text:style-name="T9">sont</text:span> peut-être lié<text:span text:style-name="T9">s</text:span> à la différence des librairies utilisées entre <text:span text:style-name="T9">le menu et la carte puis entre</text:span> le combat et la carte, mais nous n’avons trouvé aucun moyen d’y remédier pour le moment.</text:p>
      <text:p text:style-name="P13"/>
      <text:p text:style-name="P17">Il y a de plus une erreur dans le fichier main.py : les pokémons ne doivent être rendus transparents que si le joueur a gagné le combat, et la ligne de code le permettant est donc mal indentée.</text:p>
      <text:p text:style-name="P17"/>
      <text:p text:style-name="P1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20T14:16:08.630000000</meta:creation-date>
    <dc:date>2024-05-20T16:29:57.424000000</dc:date>
    <meta:editing-duration>PT16M22S</meta:editing-duration>
    <meta:editing-cycles>6</meta:editing-cycles>
    <meta:generator>LibreOffice/24.2.3.2$Windows_X86_64 LibreOffice_project/433d9c2ded56988e8a90e6b2e771ee4e6a5ab2ba</meta:generator>
    <meta:document-statistic meta:table-count="0" meta:image-count="0" meta:object-count="0" meta:page-count="3" meta:paragraph-count="38" meta:word-count="1083" meta:character-count="6361" meta:non-whitespace-character-count="5308"/>
  </office:meta>
</office:document-meta>
</file>